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ositorySource.RepositorySource( final String prefix , final ModifiableTraversableSource delegate , final SourceDescriptor descri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ource.removeSourceProperty( String uri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ositorySource.ge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ository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ance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make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canCancel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i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ourceProperty( String uri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ource.setSourceProperty( Source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pository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Chil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ourc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ositorySource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Source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pository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ositorySource.getValid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